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/text:p>
      <text:p text:style-name="Standard"><text:s text:c="5"/>0</text:p>
      <text:p text:style-name="Standard">1.5708</text:p>
      <text:p text:style-name="Standard">[INFO] [1714866084.291536048] [cc_affordance_planner_ros]: Ready to read base link frame wrt odom?y for yes.</text:p>
      <text:p text:style-name="Standard">y</text:p>
      <text:p text:style-name="Standard">Here is the offset: 0.0335</text:p>
      <text:p text:style-name="Standard"><text:s text:c="5"/>0</text:p>
      <text:p text:style-name="Standard"><text:s text:c="2"/>-0.1</text:p>
      <text:p text:style-name="Standard">[INFO] [1714866092.691834654] [cc_affordance_planner_ros]: Here is the affordance frame location wrt base_link. Ensure it's not empty and makes sense:</text:p>
      <text:p text:style-name="Standard"><text:s text:c="2"/>0.693979</text:p>
      <text:p text:style-name="Standard">-0.0252093</text:p>
      <text:p text:style-name="Standard"><text:s text:c="2"/>0.219907</text:p>
      <text:p text:style-name="Standard">[INFO] [1714866092.691901723] [cc_affordance_planner_ros]: Put the robot in the start configuration for affordance execution. Done? y for yes.</text:p>
      <text:p text:style-name="Standard">y</text:p>
      <text:p text:style-name="Standard">Here is the affordance goal: 1.5708</text:p>
      <text:p text:style-name="Standard"/>
      <text:p text:style-name="Standard">Here is the space-frame screw list before swap: </text:p>
      <text:p text:style-name="Standard"><text:s/>0.0000 -0.1510 -0.1510 <text:s/>0.9611 <text:s/>0.0729 <text:s/>0.9946 <text:s/>1.0000 <text:s/>0.0000 <text:s/>0.0000 -0.0000</text:p>
      <text:p text:style-name="Standard"><text:s/>0.0000 <text:s/>0.9885 <text:s/>0.9885 <text:s/>0.1468 <text:s/>0.6824 -0.1034 <text:s/>0.0000 <text:s/>1.0000 <text:s/>0.0000 -1.0000</text:p>
      <text:p text:style-name="Standard"><text:s/>1.0000 <text:s/>0.0000 <text:s/>0.0000 -0.2340 <text:s/>0.7274 -0.0026 <text:s/>0.0000 <text:s/>0.0000 <text:s/>1.0000 -0.0000</text:p>
      <text:p text:style-name="Standard">-0.0000 <text:s/>0.0000 -0.3242 -0.0556 -0.1699 <text:s/>0.0310 -0.0000 -0.3015 <text:s/>0.0315 <text:s/>0.2199</text:p>
      <text:p text:style-name="Standard">-0.0000 <text:s/>0.0000 -0.0495 <text:s/>0.3647 -0.2123 <text:s/>0.3003 <text:s/>0.3015 -0.0000 -0.5167 <text:s/>0.0000</text:p>
      <text:p text:style-name="Standard">-0.0000 <text:s/>0.0000 -0.0837 <text:s/>0.0003 <text:s/>0.2162 -0.0819 -0.0315 <text:s/>0.5167 -0.0000 -0.6940</text:p>
      <text:p text:style-name="Standard">swapper_x: <text:s/>1.0000 <text:s/>0.0000 <text:s/>0.0000 -0.0000 <text:s/>0.3015 -0.0315</text:p>
      <text:p text:style-name="Standard">swapper_y: <text:s/>0.0000 <text:s/>1.0000 <text:s/>0.0000 -0.3015 -0.0000 <text:s/>0.5167</text:p>
      <text:p text:style-name="Standard">swapper_z: <text:s/>0.0000 <text:s/>0.0000 <text:s/>1.0000 <text:s/>0.0315 -0.5167 -0.0000</text:p>
      <text:p text:style-name="Standard">[INFO] [1714866101.369706799] [cc_affordance_planner_ros]: Planner succeeded with Full solution, planning took 547988 microseconds, and inverse update method was used.</text:p>
      <text:p text:style-name="Standard">Here is the final goal: </text:p>
      <text:p text:style-name="Standard">Time from start: 0.0000s</text:p>
      <text:p text:style-name="Standard"><text:s/>Position: 0.1513 -1.8212 2.0578 0.8435 -0.3443 0.7953 </text:p>
      <text:p text:style-name="Standard">Time from start: 0.3000s</text:p>
      <text:p text:style-name="Standard"><text:s/>Position: 0.1571 -1.8471 2.1653 0.7023 -0.4102 0.9481 </text:p>
      <text:p text:style-name="Standard">Time from start: 0.6000s</text:p>
      <text:p text:style-name="Standard"><text:s/>Position: 0.1600 -1.8400 2.2556 0.5863 -0.4896 1.0779 </text:p>
      <text:p text:style-name="Standard">Time from start: 0.9000s</text:p>
      <text:p text:style-name="Standard"><text:s/>Position: 0.1588 -1.7931 2.3178 0.4897 -0.5829 1.1896 </text:p>
      <text:p text:style-name="Standard">Time from start: 1.2000s</text:p>
      <text:p text:style-name="Standard"><text:s/>Position: 0.1539 -1.7074 2.3464 0.4135 -0.6842 1.2805 </text:p>
      <text:p text:style-name="Standard">Time from start: 1.5000s</text:p>
      <text:p text:style-name="Standard"><text:s/>Position: 0.1460 -1.5918 2.3382 0.3569 -0.7821 1.3497 </text:p>
      <text:p text:style-name="Standard">Time from start: 1.8000s</text:p>
      <text:p text:style-name="Standard"><text:s/>Position: 0.1364 -1.4603 2.2938 0.3169 -0.8627 1.3982 </text:p>
      <text:p text:style-name="Standard">Time from start: 2.1000s</text:p>
      <text:p text:style-name="Standard"><text:s/>Position: 0.1260 -1.3276 2.2178 0.2897 -0.9163 1.4288 </text:p>
      <text:p text:style-name="Standard">Time from start: 2.4000s</text:p>
      <text:p text:style-name="Standard"><text:soft-page-break/><text:s/>Position: 0.1173 -1.2205 2.1314 0.2744 -0.9352 1.4427 </text:p>
      <text:p text:style-name="Standard">[INFO] [1714866101.370093451] [cc_affordance_planner_ros]: Waiting on /moveit_plan_and_viz_server service to 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4T18:43:10.124526271</meta:creation-date>
    <dc:date>2024-05-04T18:44:02.576574164</dc:date>
    <meta:editing-duration>PT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293" meta:character-count="2260" meta:non-whitespace-character-count="1929"/>
  </office:meta>
</office:document-meta>
</file>